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2"/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algebra:</text:p>
          </table:table-cell>
          <table:table-cell office:value-type="float" office:value="306" calcext:value-type="float">
            <text:p>30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.chunk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-last:</text:p>
          </table:table-cell>
          <table:table-cell office:value-type="float" office:value="306" calcext:value-type="float">
            <text:p>3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-range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-diff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-flatten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at-stream:</text:p>
          </table:table-cell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8497" calcext:value-type="float">
            <text:p>0.08497</text:p>
          </table:table-cell>
        </table:table-row>
        <table:table-row table:style-name="ro1">
          <table:table-cell office:value-type="string" calcext:value-type="string">
            <text:p>deep-bin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-size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654" calcext:value-type="float">
            <text:p>0.00654</text:p>
          </table:table-cell>
        </table:table-row>
        <table:table-row table:style-name="ro1">
          <table:table-cell office:value-type="string" calcext:value-type="string">
            <text:p>fs-promise: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float" office:value="0.00654" calcext:value-type="float">
            <text:p>0.00654</text:p>
          </table:table-cell>
        </table:table-row>
        <table:table-row table:style-name="ro1">
          <table:table-cell office:value-type="string" calcext:value-type="string">
            <text:p>get-value: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-array:</text:p>
          </table:table-cell>
          <table:table-cell office:value-type="float" office:value="306" calcext:value-type="float">
            <text:p>3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-key-deep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-value: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:</text:p>
          </table:table-cell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string" calcext:value-type="string">
            <text:p>identity-function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-array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empty-object: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generator: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98" calcext:value-type="float">
            <text:p>0.0098</text:p>
          </table:table-cell>
        </table:table-row>
        <table:table-row table:style-name="ro1">
          <table:table-cell office:value-type="string" calcext:value-type="string">
            <text:p>is-number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promise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sorte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ft-pad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98" calcext:value-type="float">
            <text:p>0.0098</text:p>
          </table:table-cell>
        </table:table-row>
        <table:table-row table:style-name="ro1">
          <table:table-cell office:value-type="string" calcext:value-type="string">
            <text:p>ndarray: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du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slug:</text:p>
          </table:table-cell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651" calcext:value-type="float">
            <text:p>0.00651</text:p>
          </table:table-cell>
        </table:table-row>
        <table:table-row table:style-name="ro1">
          <table:table-cell office:value-type="string" calcext:value-type="string">
            <text:p>node-stream-spigot: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-define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e: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-left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-left-simple: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-next-json-value: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iods: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575" calcext:value-type="float">
            <text:p>0.04575</text:p>
          </table:table-cell>
        </table:table-row>
        <table:table-row table:style-name="ro1">
          <table:table-cell office:value-type="string" calcext:value-type="string">
            <text:p>property-validator: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trim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ma-inspector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-value: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22876" calcext:value-type="float">
            <text:p>0.22876</text:p>
          </table:table-cell>
        </table:table-row>
        <table:table-row table:style-name="ro1">
          <table:table-cell office:value-type="string" calcext:value-type="string">
            <text:p>static-props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54" calcext:value-type="float">
            <text:p>0.00654</text:p>
          </table:table-cell>
        </table:table-row>
        <table:table-row table:style-name="ro1">
          <table:table-cell office:value-type="string" calcext:value-type="string">
            <text:p>syncthrough:</text:p>
          </table:table-cell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04" calcext:value-type="float">
            <text:p>0.00604</text:p>
          </table:table-cell>
        </table:table-row>
        <table:table-row table:style-name="ro1">
          <table:table-cell office:value-type="string" calcext:value-type="string">
            <text:p>through2:</text:p>
          </table:table-cell>
          <table:table-cell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604" calcext:value-type="float">
            <text:p>0.00604</text:p>
          </table:table-cell>
        </table:table-row>
        <table:table-row table:style-name="ro1">
          <table:table-cell office:value-type="string" calcext:value-type="string">
            <text:p>through2-map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stamp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ordered-array-remove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map: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961" calcext:value-type="float">
            <text:p>0.019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30T22:29:52.424015064</meta:creation-date>
    <dc:date>2020-04-30T22:34:59.749188026</dc:date>
    <meta:editing-duration>PT5M7S</meta:editing-duration>
    <meta:editing-cycles>2</meta:editing-cycles>
    <meta:generator>LibreOffice/6.3.5.2$Linux_X86_64 LibreOffice_project/30$Build-2</meta:generator>
    <meta:document-statistic meta:table-count="1" meta:cell-count="544" meta:object-count="0"/>
  </office:meta>
</office:document-meta>
</file>